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880613651C33F2A67.png" manifest:media-type="image/png"/>
  <manifest:file-entry manifest:full-path="Pictures/1000000000000149000000994C08A4911B534E15.png" manifest:media-type="image/png"/>
  <manifest:file-entry manifest:full-path="Pictures/10000000000000B3000000A84842C5D46974DA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35cm" svg:height="4.444cm" svg:x="1.662cm" svg:y="5.762cm">
          <draw:image xlink:href="Pictures/10000000000000B3000000A84842C5D46974DA6F.png" xlink:type="simple" xlink:show="embed" xlink:actuate="onLoad" draw:mime-type="image/png">
            <text:p/>
          </draw:image>
        </draw:frame>
        <draw:frame draw:style-name="gr1" draw:text-style-name="P1" draw:layer="layout" svg:width="14.737cm" svg:height="6.852cm" svg:x="4.043cm" svg:y="15.42cm">
          <draw:image xlink:href="Pictures/1000000000000149000000994C08A4911B534E15.png" xlink:type="simple" xlink:show="embed" xlink:actuate="onLoad" draw:mime-type="image/png">
            <text:p/>
          </draw:image>
        </draw:frame>
        <draw:frame draw:style-name="gr1" draw:text-style-name="P1" draw:layer="layout" svg:width="7.937cm" svg:height="4.444cm" svg:x="11.16cm" svg:y="6.081cm">
          <draw:image xlink:href="Pictures/100000000000012C000000A880613651C33F2A67.png" xlink:type="simple" xlink:show="embed" xlink:actuate="onLoad" draw:mime-type="image/png">
            <text:p/>
          </draw:image>
        </draw:frame>
        <draw:line draw:style-name="gr2" draw:text-style-name="P2" draw:layer="layout" svg:x1="6.715cm" svg:y1="14.652cm" svg:x2="4.492cm" svg:y2="10.842cm">
          <text:p/>
        </draw:line>
        <draw:line draw:style-name="gr3" draw:text-style-name="P2" draw:layer="layout" svg:x1="6.715cm" svg:y1="8.302cm" svg:x2="10.842cm" svg:y2="8.302cm">
          <text:p/>
        </draw:line>
        <draw:line draw:style-name="gr4" draw:text-style-name="P2" draw:layer="layout" svg:x1="14.97cm" svg:y1="10.842cm" svg:x2="11.477cm" svg:y2="14.6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1T09:51:20.349924449</meta:creation-date>
    <dc:date>2024-01-11T10:01:53.840581449</dc:date>
    <meta:editing-duration>PT23S</meta:editing-duration>
    <meta:editing-cycles>1</meta:editing-cycles>
    <meta:document-statistic meta:object-count="6"/>
    <meta:generator>LibreOffice/7.3.7.2$Linux_X86_64 LibreOffice_project/30$Build-2</meta:generator>
  </office:meta>
</office:document-meta>
</file>